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P2" style:family="paragraph" style:parent-style-name="Standard" style:list-style-name="L1"/>
    <style:style style:name="P3" style:family="paragraph" style:parent-style-name="Standard" style:list-style-name="L2"/>
    <style:style style:name="P4" style:family="paragraph" style:parent-style-name="Standard" style:list-style-name="L3"/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urso semi-presencial: Introducción al manejo del software estadístico R</text:p>
      <text:p text:style-name="Standard"/>
      <text:p text:style-name="Standard">Temario</text:p>
      <text:p text:style-name="Standard"/>
      <text:p text:style-name="Standard"><text:s text:c="2"/>Módulo I</text:p>
      <text:p text:style-name="Standard">6 de setiembre introducción al curso, R y R estudio</text:p>
      <text:list xml:id="list243151199" text:style-name="L1">
        <text:list-item>
          <text:p text:style-name="P2">Fundametos en R</text:p>
        </text:list-item>
        <text:list-item>
          <text:p text:style-name="P2">Ayuda en R</text:p>
        </text:list-item>
        <text:list-item>
          <text:p text:style-name="P2">Estructuras de Control</text:p>
        </text:list-item>
        <text:list-item>
          <text:p text:style-name="P2">Funciones y Scripts</text:p>
          <text:p text:style-name="P2">(dinamica discreta por iteración y edición de bases de datos) </text:p>
          <text:p text:style-name="P2"/>
          <text:p text:style-name="P2"/>
        </text:list-item>
      </text:list>
      <text:p text:style-name="Standard">Clases presenciales: 7/10</text:p>
      <text:p text:style-name="Standard">Parcial: 8/10 – 14/10</text:p>
      <text:p text:style-name="Standard"/>
      <text:p text:style-name="Standard">Módulo II</text:p>
      <text:p text:style-name="Standard"/>
      <text:list xml:id="list1641762332" text:style-name="L2">
        <text:list-item>
          <text:p text:style-name="P3">Distribución, muestreos y números</text:p>
          <text:p text:style-name="P3">.- (Distribución espacial de individuos: agregada, uniforme y aleatoria (Poisson))</text:p>
          <text:p text:style-name="P3">.- Percentiles</text:p>
          <text:p text:style-name="P3"/>
        </text:list-item>
        <text:list-item>
          <text:p text:style-name="P3">Trabajos con datos</text:p>
          <text:p text:style-name="P3">.- Importar, exportar y manipular datos</text:p>
          <text:p text:style-name="P3">.- Gráficos </text:p>
          <text:p text:style-name="P3">.- Correlación (Pearson &amp; Spearman) y regresión lineal (uso de)</text:p>
          <text:p text:style-name="P3">.- Razón de individuos (chi2); distribución de edades en distitas regiones; mutación según pares de bases. </text:p>
          <text:p text:style-name="P3">.- <text:a xlink:type="simple" xlink:href="http://onlinelibrary.wiley.com/doi/10.1111/j.2041-210X.2009.00001.x/abstract">http://onlinelibrary.wiley.com/doi/10.1111/j.2041-210X.2009.00001.x/abstract</text:a></text:p>
        </text:list-item>
      </text:list>
      <text:p text:style-name="Standard"/>
      <text:p text:style-name="Standard"/>
      <text:p text:style-name="Standard">Clases presenciales: 4/11</text:p>
      <text:p text:style-name="Standard">Parcial: 5/11 – 11/11</text:p>
      <text:p text:style-name="Standard"/>
      <text:p text:style-name="Standard">Módulos III</text:p>
      <text:p text:style-name="Standard"/>
      <text:list xml:id="list1970707978" text:style-name="L3">
        <text:list-item>
          <text:p text:style-name="P4">Ejemplos externos (3 sistemas, 3 problemas, n abordajess</text:p>
          <text:list>
            <text:list-item>
              <text:p text:style-name="P4">extraer datos y ajustar distribuciones (machos y hembras y distribución espacial, número de asentamientos por manzana, mortalidad en plantnes por semillero) </text:p>
            </text:list-item>
            <text:list-item>
              <text:p text:style-name="P4">asociaciones entre variables (riqueza-área, distancia a la razón del asentamiento, humedad y mortalidad).</text:p>
            </text:list-item>
            <text:list-item>
              <text:p text:style-name="P4">modelo de simulación (muestreo aleatorio rwegional -local, estructura edades regional-muestreo a lo local en función de la distancia, suelo-pastura: dos suelos o vaca no vaca y comunidad vegetal (riqueza y proporción de resistentes)</text:p>
            </text:list-item>
          </text:list>
        </text:list-item>
      </text:list>
      <text:p text:style-name="Standard"/>
      <text:p text:style-name="Standard">Aplicaciones matemáticas</text:p>
      <text:p text:style-name="Standard"/>
      <text:p text:style-name="Standard">Clases presenciales: 2/12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UY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UY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arla Rivera</meta:initial-creator>
    <meta:creation-date>2011-08-22T11:42:55</meta:creation-date>
    <dc:date>2011-08-22T14:42:49</dc:date>
    <dc:creator>Matias </dc:creator>
    <meta:editing-duration>PT01H53M47S</meta:editing-duration>
    <meta:editing-cycles>6</meta:editing-cycles>
    <meta:generator>OpenOffice.org/3.2$Linux OpenOffice.org_project/320m12$Build-9483</meta:generator>
    <meta:document-statistic meta:table-count="0" meta:image-count="0" meta:object-count="0" meta:page-count="1" meta:paragraph-count="30" meta:word-count="208" meta:character-count="1448"/>
  </office:meta>
</office:document-meta>
</file>